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eaSizeTriplet.ObjectAreaSizeTriplet( int x , int y , byt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AreaSize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eaSizeTriplet.ObjectAreaSizeTriplet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eaSize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